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2ff9" officeooo:paragraph-rsid="00002ff9"/>
    </style:style>
    <style:style style:name="P2" style:family="paragraph" style:parent-style-name="Standard" style:list-style-name="L1">
      <style:text-properties officeooo:rsid="00002ff9" officeooo:paragraph-rsid="00002ff9"/>
    </style:style>
    <style:style style:name="P3" style:family="paragraph" style:parent-style-name="Standard">
      <style:text-properties officeooo:paragraph-rsid="00002ff9"/>
    </style:style>
    <style:style style:name="T1" style:family="text">
      <style:text-properties officeooo:rsid="00002ff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Tutorial: </text:span><text:a xlink:type="simple" xlink:href="https://peter1745.github.io/mono-guide/book/" text:style-name="Internet_20_link" text:visited-style-name="Visited_20_Internet_20_Link">Introduction - Mono Embedding for Game Engines (peter1745.github.io)</text:a> </text:p>
      <text:p text:style-name="P1">Cose da controllare:</text:p>
      <text:list xml:id="list2746815621" text:style-name="L1">
        <text:list-item>
          <text:p text:style-name="P2">Come integrare la class library in C# nel Cmake, oppure guardare come mixare Cmake e Premake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02T19:05:48.993000000</dc:date>
    <meta:editing-duration>PT10M23S</meta:editing-duration>
    <meta:editing-cycles>2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4" meta:word-count="30" meta:character-count="193" meta:non-whitespace-character-count="167"/>
  </office:meta>
</office:document-meta>
</file>